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3359D1BEFC5FB36D1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fcc" officeooo:paragraph-rsid="001a6fcc"/>
    </style:style>
    <style:style style:name="P2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3" style:family="paragraph" style:parent-style-name="Standard">
      <style:paragraph-properties fo:text-align="justify" style:justify-single-word="false"/>
      <style:text-properties officeooo:rsid="001a6fcc" officeooo:paragraph-rsid="003a3ffa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8c4dd7" officeooo:paragraph-rsid="008c4dd7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8c4dd7" officeooo:paragraph-rsid="008cb465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48b470" officeooo:paragraph-rsid="003a3ffa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662bf3" officeooo:paragraph-rsid="00639775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501810" officeooo:paragraph-rsid="003a3ffa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9b5239" officeooo:paragraph-rsid="009b5239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9b5239" officeooo:paragraph-rsid="00c03876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9b5239" officeooo:paragraph-rsid="00eeae42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f3b747" officeooo:paragraph-rsid="00f3b747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f3b747" officeooo:paragraph-rsid="00fe29ab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9b5239" officeooo:paragraph-rsid="009b523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bold" officeooo:rsid="009b5239" officeooo:paragraph-rsid="009b5239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522353" officeooo:paragraph-rsid="00522353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564dec" officeooo:paragraph-rsid="00564dec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639775" officeooo:paragraph-rsid="00639775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8287d2" officeooo:paragraph-rsid="008287d2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bold" officeooo:rsid="00f3b747" officeooo:paragraph-rsid="00f3b747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9b5239" officeooo:paragraph-rsid="01224632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13bd5ac" officeooo:paragraph-rsid="01449973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522353" officeooo:paragraph-rsid="003a3ffa" style:font-style-asian="normal" style:font-style-complex="normal"/>
    </style:style>
    <style:style style:name="T1" style:family="text">
      <style:text-properties officeooo:rsid="001faf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fe29ab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afad" style:font-style-asian="italic" style:font-style-complex="italic"/>
    </style:style>
    <style:style style:name="T6" style:family="text">
      <style:text-properties fo:font-style="italic" officeooo:rsid="004a4c1e" style:font-style-asian="italic" style:font-style-complex="italic"/>
    </style:style>
    <style:style style:name="T7" style:family="text">
      <style:text-properties fo:font-style="italic" officeooo:rsid="0055a132" style:font-style-asian="italic" style:font-style-complex="italic"/>
    </style:style>
    <style:style style:name="T8" style:family="text">
      <style:text-properties fo:font-style="italic" officeooo:rsid="00662bf3" style:font-style-asian="italic" style:font-style-complex="italic"/>
    </style:style>
    <style:style style:name="T9" style:family="text">
      <style:text-properties fo:font-style="italic" officeooo:rsid="00a0cae1" style:font-style-asian="italic" style:font-style-complex="italic"/>
    </style:style>
    <style:style style:name="T10" style:family="text">
      <style:text-properties fo:font-style="italic" officeooo:rsid="00d95a3d" style:font-style-asian="italic" style:font-style-complex="italic"/>
    </style:style>
    <style:style style:name="T11" style:family="text">
      <style:text-properties fo:font-style="italic" officeooo:rsid="011859b9" style:font-style-asian="italic" style:font-style-complex="italic"/>
    </style:style>
    <style:style style:name="T12" style:family="text">
      <style:text-properties fo:font-style="italic" officeooo:rsid="013c90d7" style:font-style-asian="italic" style:font-style-complex="italic"/>
    </style:style>
    <style:style style:name="T13" style:family="text">
      <style:text-properties fo:font-style="italic" fo:font-weight="bold" officeooo:rsid="001fafa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7deca5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afad" style:font-style-asian="normal" style:font-style-complex="normal"/>
    </style:style>
    <style:style style:name="T17" style:family="text">
      <style:text-properties fo:font-style="normal" officeooo:rsid="003cfd07" style:font-style-asian="normal" style:font-style-complex="normal"/>
    </style:style>
    <style:style style:name="T18" style:family="text">
      <style:text-properties fo:font-style="normal" officeooo:rsid="003e4d3b" style:font-style-asian="normal" style:font-style-complex="normal"/>
    </style:style>
    <style:style style:name="T19" style:family="text">
      <style:text-properties fo:font-style="normal" officeooo:rsid="0040a596" style:font-style-asian="normal" style:font-style-complex="normal"/>
    </style:style>
    <style:style style:name="T20" style:family="text">
      <style:text-properties fo:font-style="normal" officeooo:rsid="0042ecc3" style:font-style-asian="normal" style:font-style-complex="normal"/>
    </style:style>
    <style:style style:name="T21" style:family="text">
      <style:text-properties fo:font-style="normal" officeooo:rsid="004378ea" style:font-style-asian="normal" style:font-style-complex="normal"/>
    </style:style>
    <style:style style:name="T22" style:family="text">
      <style:text-properties fo:font-style="normal" officeooo:rsid="004401e5" style:font-style-asian="normal" style:font-style-complex="normal"/>
    </style:style>
    <style:style style:name="T23" style:family="text">
      <style:text-properties fo:font-style="normal" officeooo:rsid="0044d114" style:font-style-asian="normal" style:font-style-complex="normal"/>
    </style:style>
    <style:style style:name="T24" style:family="text">
      <style:text-properties fo:font-style="normal" officeooo:rsid="004831b4" style:font-style-asian="normal" style:font-style-complex="normal"/>
    </style:style>
    <style:style style:name="T25" style:family="text">
      <style:text-properties fo:font-style="normal" officeooo:rsid="0048b470" style:font-style-asian="normal" style:font-style-complex="normal"/>
    </style:style>
    <style:style style:name="T26" style:family="text">
      <style:text-properties fo:font-style="normal" officeooo:rsid="004a4c1e" style:font-style-asian="normal" style:font-style-complex="normal"/>
    </style:style>
    <style:style style:name="T27" style:family="text">
      <style:text-properties fo:font-style="normal" officeooo:rsid="004c2116" style:font-style-asian="normal" style:font-style-complex="normal"/>
    </style:style>
    <style:style style:name="T28" style:family="text">
      <style:text-properties fo:font-style="normal" officeooo:rsid="004d5678" style:font-style-asian="normal" style:font-style-complex="normal"/>
    </style:style>
    <style:style style:name="T29" style:family="text">
      <style:text-properties fo:font-style="normal" officeooo:rsid="004d8276" style:font-style-asian="normal" style:font-style-complex="normal"/>
    </style:style>
    <style:style style:name="T30" style:family="text">
      <style:text-properties fo:font-style="normal" officeooo:rsid="004e6db4" style:font-style-asian="normal" style:font-style-complex="normal"/>
    </style:style>
    <style:style style:name="T31" style:family="text">
      <style:text-properties fo:font-style="normal" officeooo:rsid="00501810" style:font-style-asian="normal" style:font-style-complex="normal"/>
    </style:style>
    <style:style style:name="T32" style:family="text">
      <style:text-properties fo:font-style="normal" officeooo:rsid="0050d784" style:font-style-asian="normal" style:font-style-complex="normal"/>
    </style:style>
    <style:style style:name="T33" style:family="text">
      <style:text-properties fo:font-style="normal" officeooo:rsid="00522353" style:font-style-asian="normal" style:font-style-complex="normal"/>
    </style:style>
    <style:style style:name="T34" style:family="text">
      <style:text-properties fo:font-style="normal" officeooo:rsid="0053419d" style:font-style-asian="normal" style:font-style-complex="normal"/>
    </style:style>
    <style:style style:name="T35" style:family="text">
      <style:text-properties fo:font-style="normal" officeooo:rsid="0053c187" style:font-style-asian="normal" style:font-style-complex="normal"/>
    </style:style>
    <style:style style:name="T36" style:family="text">
      <style:text-properties fo:font-style="normal" officeooo:rsid="0054681d" style:font-style-asian="normal" style:font-style-complex="normal"/>
    </style:style>
    <style:style style:name="T37" style:family="text">
      <style:text-properties fo:font-style="normal" officeooo:rsid="0055a132" style:font-style-asian="normal" style:font-style-complex="normal"/>
    </style:style>
    <style:style style:name="T38" style:family="text">
      <style:text-properties fo:font-style="normal" officeooo:rsid="0056aa24" style:font-style-asian="normal" style:font-style-complex="normal"/>
    </style:style>
    <style:style style:name="T39" style:family="text">
      <style:text-properties fo:font-style="normal" officeooo:rsid="0057f40b" style:font-style-asian="normal" style:font-style-complex="normal"/>
    </style:style>
    <style:style style:name="T40" style:family="text">
      <style:text-properties fo:font-style="normal" officeooo:rsid="005ae3ff" style:font-style-asian="normal" style:font-style-complex="normal"/>
    </style:style>
    <style:style style:name="T41" style:family="text">
      <style:text-properties fo:font-style="normal" officeooo:rsid="005bdc22" style:font-style-asian="normal" style:font-style-complex="normal"/>
    </style:style>
    <style:style style:name="T42" style:family="text">
      <style:text-properties fo:font-style="normal" officeooo:rsid="005cfe11" style:font-style-asian="normal" style:font-style-complex="normal"/>
    </style:style>
    <style:style style:name="T43" style:family="text">
      <style:text-properties fo:font-style="normal" officeooo:rsid="005d1e2a" style:font-style-asian="normal" style:font-style-complex="normal"/>
    </style:style>
    <style:style style:name="T44" style:family="text">
      <style:text-properties fo:font-style="normal" officeooo:rsid="005e7deb" style:font-style-asian="normal" style:font-style-complex="normal"/>
    </style:style>
    <style:style style:name="T45" style:family="text">
      <style:text-properties fo:font-style="normal" officeooo:rsid="005f703a" style:font-style-asian="normal" style:font-style-complex="normal"/>
    </style:style>
    <style:style style:name="T46" style:family="text">
      <style:text-properties fo:font-style="normal" officeooo:rsid="00639775" style:font-style-asian="normal" style:font-style-complex="normal"/>
    </style:style>
    <style:style style:name="T47" style:family="text">
      <style:text-properties fo:font-style="normal" officeooo:rsid="00642c36" style:font-style-asian="normal" style:font-style-complex="normal"/>
    </style:style>
    <style:style style:name="T48" style:family="text">
      <style:text-properties fo:font-style="normal" officeooo:rsid="00662bf3" style:font-style-asian="normal" style:font-style-complex="normal"/>
    </style:style>
    <style:style style:name="T49" style:family="text">
      <style:text-properties fo:font-style="normal" officeooo:rsid="0079c66c" style:font-style-asian="normal" style:font-style-complex="normal"/>
    </style:style>
    <style:style style:name="T50" style:family="text">
      <style:text-properties fo:font-style="normal" officeooo:rsid="007c3e1e" style:font-style-asian="normal" style:font-style-complex="normal"/>
    </style:style>
    <style:style style:name="T51" style:family="text">
      <style:text-properties fo:font-style="normal" officeooo:rsid="007deca5" style:font-style-asian="normal" style:font-style-complex="normal"/>
    </style:style>
    <style:style style:name="T52" style:family="text">
      <style:text-properties fo:font-style="normal" officeooo:rsid="007fb19c" style:font-style-asian="normal" style:font-style-complex="normal"/>
    </style:style>
    <style:style style:name="T53" style:family="text">
      <style:text-properties fo:font-style="normal" officeooo:rsid="0085e849" style:font-style-asian="normal" style:font-style-complex="normal"/>
    </style:style>
    <style:style style:name="T54" style:family="text">
      <style:text-properties fo:font-style="normal" officeooo:rsid="0085ee01" style:font-style-asian="normal" style:font-style-complex="normal"/>
    </style:style>
    <style:style style:name="T55" style:family="text">
      <style:text-properties fo:font-style="normal" officeooo:rsid="00865e58" style:font-style-asian="normal" style:font-style-complex="normal"/>
    </style:style>
    <style:style style:name="T56" style:family="text">
      <style:text-properties fo:font-style="normal" officeooo:rsid="0087bef0" style:font-style-asian="normal" style:font-style-complex="normal"/>
    </style:style>
    <style:style style:name="T57" style:family="text">
      <style:text-properties fo:font-style="normal" officeooo:rsid="00976cfa" style:font-style-asian="normal" style:font-style-complex="normal"/>
    </style:style>
    <style:style style:name="T58" style:family="text">
      <style:text-properties fo:font-style="normal" officeooo:rsid="0137fa25" style:font-style-asian="normal" style:font-style-complex="normal"/>
    </style:style>
    <style:style style:name="T59" style:family="text">
      <style:text-properties fo:font-style="normal" officeooo:rsid="0139e04c" style:font-style-asian="normal" style:font-style-complex="normal"/>
    </style:style>
    <style:style style:name="T60" style:family="text">
      <style:text-properties fo:font-style="normal" officeooo:rsid="013a40ec" style:font-style-asian="normal" style:font-style-complex="normal"/>
    </style:style>
    <style:style style:name="T61" style:family="text">
      <style:text-properties officeooo:rsid="008cb465"/>
    </style:style>
    <style:style style:name="T62" style:family="text">
      <style:text-properties officeooo:rsid="00a0cae1"/>
    </style:style>
    <style:style style:name="T63" style:family="text">
      <style:text-properties officeooo:rsid="00d95a3d"/>
    </style:style>
    <style:style style:name="T64" style:family="text">
      <style:text-properties officeooo:rsid="00fc7021"/>
    </style:style>
    <style:style style:name="T65" style:family="text">
      <style:text-properties officeooo:rsid="00ff0fc7"/>
    </style:style>
    <style:style style:name="T66" style:family="text">
      <style:text-properties officeooo:rsid="01144b0e"/>
    </style:style>
    <style:style style:name="T67" style:family="text">
      <style:text-properties officeooo:rsid="011859b9"/>
    </style:style>
    <style:style style:name="T68" style:family="text">
      <style:text-properties officeooo:rsid="013c90d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5">Gerenciamento de espaços livres</text:p>
      <text:p text:style-name="P1"/>
      <text:p text:style-name="P2"><text:tab/>Para o desenvolvimento deste trabalho, <text:span text:style-name="T1">múltiplas abordagens inspiradas nos gerenciamento de espaços livres de um sistema operacional foram utilizadas para a escolha das máquinas onde as operações das tarefas iriam executar, que possibilitou chegar em resultados próximos do ótimo para os arquivos 8x8, 10x10 e no ótimo para 3x3 e 4x5.</text:span></text:p>
      <text:p text:style-name="P2"/>
      <text:p text:style-name="P3"><text:span text:style-name="T1"><text:tab/>No trabalho, o método aleatório majoritariamente para a abelha assistente e, para a empregada, buscou-se adaptar os algoritmos </text:span><text:span text:style-name="T13">Worst Fit</text:span><text:span text:style-name="T1"> (pior encaixe), </text:span><text:span text:style-name="T13">Best Fit</text:span><text:span text:style-name="T1">(melhor encaixe), </text:span><text:span text:style-name="T13">First Fit</text:span><text:span text:style-name="T1">(primeiro encaixe) de gerenciamento de memória para o problema </text:span><text:span text:style-name="T5">Flexible Job Shopt </text:span><text:span text:style-name="T49">e, </text:span><text:span text:style-name="T50">mais o algoritmo </text:span><text:span text:style-name="T14">Pior Permitido</text:span><text:span text:style-name="T16">. </text:span><text:span text:style-name="T17">Para que fosse possível a utilização de tais abordagens, </text:span><text:span text:style-name="T18">foi necessário que </text:span><text:span text:style-name="T19">manter uma </text:span><text:span text:style-name="T20">lista de espaços livres </text:span><text:span text:style-name="T21">e, para cada espaço, </text:span><text:span text:style-name="T22">avaliou-se </text:span><text:span text:style-name="T23">a possibilidade </text:span><text:span text:style-name="T24">de alocar </text:span><text:span text:style-name="T51">uma operação para </text:span><text:span text:style-name="T52">a porção de tempo </text:span><text:span text:style-name="T57">disponível da máquina</text:span><text:span text:style-name="T25">.</text:span></text:p>
      <text:p text:style-name="P6"/>
      <text:p text:style-name="P3"><text:span text:style-name="T25"><text:tab/></text:span><text:span text:style-name="T26">Quando o gerador de números aleatórios seleciona o identificado </text:span><text:span text:style-name="T27">de uma das abordagens acima listadas</text:span><text:span text:style-name="T6">, </text:span><text:span text:style-name="T28">percorre-se, </text:span><text:span text:style-name="T29">por meio de um laço de repetição a listagem de espaços livres com o intuito de encontrar uma máquina que tenha tempo disponível e </text:span><text:span text:style-name="T30">que possibilite a execução da referida </text:span><text:span text:style-name="T31">operação. </text:span><text:span text:style-name="T32">A partir deste ponto, segue-se a</text:span><text:span text:style-name="T33">s </text:span><text:span text:style-name="T32">seguinte</text:span><text:span text:style-name="T33">s regras:</text:span></text:p>
      <text:p text:style-name="P23"/>
      <text:list xml:id="list1144049320587044622" text:style-name="L1">
        <text:list-item>
          <text:p text:style-name="P16"><text:span text:style-name="T4">Worst Fit</text:span><text:span text:style-name="T15"> – percorre-se </text:span><text:span text:style-name="T34">toda </text:span><text:span text:style-name="T15">a lista de espaços livres </text:span><text:span text:style-name="T34">com a intenção </text:span><text:span text:style-name="T58">de</text:span><text:span text:style-name="T15"> </text:span><text:span text:style-name="T34">verificar qual é </text:span><text:span text:style-name="T35">o espaço que </text:span><text:span text:style-name="T36">permit</text:span><text:span text:style-name="T60">a</text:span><text:span text:style-name="T36"> a execução da operação </text:span><text:span text:style-name="T37">e que deixe a maior quantidade de espaços livres.</text:span></text:p>
        </text:list-item>
        <text:list-item>
          <text:p text:style-name="P17"><text:span text:style-name="T7">B</text:span><text:span text:style-name="T4">est Fit</text:span><text:span text:style-name="T15"> – </text:span><text:span text:style-name="T59">para este </text:span><text:span text:style-name="T38">algoritmo é necessário percorrer <text:s/>tod</text:span><text:span text:style-name="T39">as </text:span><text:span text:style-name="T40">a lista de espaços livres </text:span><text:span text:style-name="T41">e aloca</text:span><text:span text:style-name="T42">r a operação </text:span><text:span text:style-name="T43">para </text:span><text:span text:style-name="T44">a máquina </text:span><text:span text:style-name="T45">que deixe o menor espaço livre </text:span><text:span text:style-name="T46">ou nenhum espaço livre.</text:span></text:p>
        </text:list-item>
        <text:list-item>
          <text:p text:style-name="P18"><text:span text:style-name="T4">First Fit</text:span><text:span text:style-name="T15"> – </text:span><text:span text:style-name="T47">nesta abordagem não é necessário percorrer toda a lista, pois a alocação ocorrerá no primeiro espaço livre que </text:span><text:span text:style-name="T48">for encontrado na lista de espaços livres. </text:span></text:p>
        </text:list-item>
        <text:list-item>
          <text:p text:style-name="P19"><text:span text:style-name="T8">P</text:span><text:span text:style-name="T4">ior Permitido</text:span><text:span text:style-name="T15"> – o algoritmo admite tenta otimizar as operações de uma determinada </text:span><text:span text:style-name="T53">tarefa </text:span><text:span text:style-name="T54">que tenham </text:span><text:span text:style-name="T55">o espaço livre </text:span><text:span text:style-name="T56">entre 2 operações superior a 1 unidade de tempo.</text:span><text:span text:style-name="T15"> </text:span></text:p>
        </text:list-item>
      </text:list>
      <text:p text:style-name="P22"/>
      <text:p text:style-name="P22"><text:tab/>Dos algoritmos que foram <text:span text:style-name="T68">implementados, notou-se que o </text:span><text:span text:style-name="T12">Worst Fit</text:span><text:span text:style-name="T68"> não conseguiu melhorar em nada as fontes de alimento e, por isso, este código está comentado na versão final.</text:span></text:p>
      <text:p text:style-name="P9"/>
      <text:p text:style-name="P14">Descoberta de novas fontes de alimento</text:p>
      <text:p text:style-name="P10"><text:tab/><text:span text:style-name="T62">Para a descoberta de novas fontes de alimento no </text:span><text:span text:style-name="T9">Flexible Job Shop</text:span><text:span text:style-name="T62"> se faz necessário a realização de duas randomizações. A primeira define uma sequência de tarefas (por exemplo, 3 1 2 4 5 para 5 tarefas) e a segunda que determina uma sequência de atribuição de máquinas para as operações (por exemplo, 4, 1 e 2, onde a quarta máquina irá executar a primeira operação e assim sucessivamente). </text:span></text:p>
      <text:p text:style-name="P10"/>
      <text:p text:style-name="P11"><text:tab/><text:span text:style-name="T63">Para filtrar quais fontes de alimento iriam fazer parte da listagem global, utilizou-se dois métodos, a primeira pela têmpera e na sequência um filtro baseado no </text:span><text:span text:style-name="T10">fitness</text:span><text:span text:style-name="T63">. Para cada uma fonte de alimento gerada, o algoritmo da têmpera simulada toma a decisão de agregar ou não a fonte na lista de aceitos baseando-se primariamente na temperatura atual. Após conclusão do procedimento da têmpera, calcula-se o </text:span><text:span text:style-name="T10">fitness</text:span><text:span text:style-name="T63"> das fontes geradas e considera somente as melhores fontes para a listagem global utilizada por todas as abelhas. <text:s/>O cálculo do </text:span><text:span text:style-name="T10">fitness</text:span><text:span text:style-name="T63"> das fontes é necessário, pois notou-se que a têmpera simulada demora um certo tempo para gerar explorar a vizinhança, mas a fonte de alimentos necessária é de somente 50 na global, contudo, apenas 30 serão efetivamente substituídas após a primeira geração, que sistematicamente não melhoraram durante algumas iterações das abelhas empregadas e assistentes.</text:span></text:p>
      <text:p text:style-name="P10"><text:tab/></text:p>
      <text:p text:style-name="P10"><text:soft-page-break/><text:tab/></text:p>
      <text:p text:style-name="P9"><text:tab/></text:p>
      <text:p text:style-name="P9"/>
      <text:p text:style-name="P20"/>
      <text:p text:style-name="P12"><text:span text:style-name="T2">Detalhes </text:span><text:span text:style-name="T3">gerais </text:span><text:span text:style-name="T2">da implementação</text:span></text:p>
      <text:p text:style-name="P12"><text:tab/><text:tab/></text:p>
      <text:p text:style-name="P13"><text:tab/><text:span text:style-name="T64">A Figura 1 mostra o fluxograma simplificado dos <text:s/>algoritmos desenvolvidos no presente trabalho. Como pode ser averiguado, o algoritmo é subdividido em três partes: </text:span></text:p>
      <text:p text:style-name="P13"/>
      <text:p text:style-name="P13"><text:tab/><text:span text:style-name="T65">Na sequência, a primeira seção é dedicada para a abelha empregada que fica encarregada de executar a maior parte dos algoritmos propostos neste trabalho, onde efetua-se o gerenciamento do tempo livre das máquinas e, após este processo, uma nova fonte de alimento é gerada. Esta fonte só será considerada na lista global de fontes de alimento caso seja notado alguma melhora e o mesmo vale para a abelha assistente.</text:span></text:p>
      <text:p text:style-name="P13"/>
      <text:p text:style-name="P12"/>
      <text:p text:style-name="P12"><draw:frame draw:style-name="fr1" draw:name="Quadro1" text:anchor-type="paragraph" svg:y="0cm" svg:width="12.439cm" draw:z-index="0"><draw:text-box fo:min-height="12.531cm"><text:p text:style-name="Illustration"><draw:frame draw:style-name="fr2" draw:name="Figura1" text:anchor-type="as-char" svg:width="12.439cm" style:rel-width="100%" svg:height="12.531cm" style:rel-height="scale" draw:z-index="1"><draw:image xlink:href="Pictures/100002010000032F000003359D1BEFC5FB36D148.png" xlink:type="simple" xlink:show="embed" xlink:actuate="onLoad"/></draw:frame><text:line-break/>Figura <text:sequence text:ref-name="refIllustration0" text:name="Illustration" text:formula="ooow:Illustration+1" style:num-format="1">1</text:sequence>: Fluxograma do algoritmo desenvolvido</text:p></draw:text-box></draw:frame></text:p>
      <text:p text:style-name="P9"><text:tab/><text:span text:style-name="T66">Como pode ser verificado, a abelha assistente executa menos operações que a empregada, pois esta gera novas fontes de alimento puramente aleatória e, na sequência, executa a verificação de melhora.</text:span></text:p>
      <text:p text:style-name="P9"/>
      <text:p text:style-name="P21"><text:tab/><text:span text:style-name="T67">A última abelha, a batedora é regida pelo contador de melhora e caso este contador contenha valores maiores que 29, novas fontes de alimento serão geradas com a têmpera simulada. Para maiores detalhes sobre a implementação do ABC para a solução do </text:span><text:span text:style-name="T11">Flexible Job Shop</text:span><text:span text:style-name="T67"> podem ser encontradas em </text:span><text:a xlink:type="simple" xlink:href="https://github.com/geekaia/flexiblejobshopscilab.git" text:style-name="Internet_20_link" text:visited-style-name="Visited_20_Internet_20_Link"><text:span text:style-name="T67">https://github.com/geekaia/flexiblejobshopscilab.git</text:span></text:a><text:span text:style-name="T6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7:01.548095126</meta:creation-date>
    <meta:generator>LibreOffice/5.2.2.2$Linux_X86_64 LibreOffice_project/20m0$Build-2</meta:generator>
    <dc:date>2016-12-08T20:37:20.236493027</dc:date>
    <meta:editing-duration>PT10H6M45S</meta:editing-duration>
    <meta:editing-cycles>232</meta:editing-cycles>
    <meta:document-statistic meta:table-count="0" meta:image-count="1" meta:object-count="0" meta:page-count="2" meta:paragraph-count="22" meta:word-count="741" meta:character-count="4661" meta:non-whitespace-character-count="3915"/>
  </office:meta>
</office:document-meta>
</file>